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fdb" officeooo:paragraph-rsid="000eefdb"/>
    </style:style>
    <style:style style:name="P2" style:family="paragraph" style:parent-style-name="Standard">
      <style:text-properties fo:font-weight="bold" officeooo:rsid="000eefdb" officeooo:paragraph-rsid="000eefdb" style:font-weight-asian="bold" style:font-weight-complex="bold"/>
    </style:style>
    <style:style style:name="P3" style:family="paragraph" style:parent-style-name="Standard">
      <style:text-properties officeooo:rsid="000f6945" officeooo:paragraph-rsid="000f69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6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I(Application Programming Interface)</text:p>
      <text:p text:style-name="P1">-In this we check the data flow of the application and user authentication.</text:p>
      <text:p text:style-name="P1"/>
      <text:p text:style-name="P1">There are some methods for API:</text:p>
      <text:p text:style-name="P1">1)<text:span text:style-name="T1"> POST:</text:span> this method is used for create data.</text:p>
      <text:p text:style-name="P1">2) <text:span text:style-name="T1">GET</text:span>: this method is used to read data or fetch data.</text:p>
      <text:p text:style-name="P1">3) <text:span text:style-name="T1">PUT</text:span>: this method is used to update the data</text:p>
      <text:p text:style-name="P1">4)<text:span text:style-name="T1"> DELETE:</text:span> this method is used to delete the data.</text:p>
      <text:p text:style-name="P1"/>
      <text:p text:style-name="P1">There are some reponses:</text:p>
      <text:p text:style-name="P1">1) <text:span text:style-name="T1">SUCCESS</text:span>: means api working is correct and status code is 200.</text:p>
      <text:p text:style-name="P1">2) <text:span text:style-name="T1">BAD REQUEST</text:span>: means we enter a wrong information in the fields and its status code is 400.</text:p>
      <text:p text:style-name="P1">3) <text:span text:style-name="T1">UNAUTHORIZED</text:span> : means we have no right to access this information and its status code is 401.</text:p>
      <text:p text:style-name="P3">4) <text:span text:style-name="T1">FORBIDDEN:</text:span> means we don’t have grant to use this functionality and its status is 403.</text:p>
      <text:p text:style-name="P1"><text:span text:style-name="T2">5</text:span>) <text:span text:style-name="T1">INVAILD URL or RESPONSE NOT FOUND</text:span>: means API link is wrong and its status <text:span text:style-name="T2">is</text:span> 404.</text:p>
      <text:p text:style-name="P1"><text:span text:style-name="T2">6</text:span>)<text:span text:style-name="T1"> INTERNAL SERVER ERROR</text:span>: means API is not working.</text:p>
      <text:p text:style-name="P1"/>
      <text:p text:style-name="P1">In API, we need a tokens to run the API and we use token with “Bearer” to authenticate the user.</text:p>
      <text:p text:style-name="P1"/>
      <text:p text:style-name="P1">API working is totally based on application work flow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8:59:11.918800319</meta:creation-date>
    <dc:date>2019-12-26T19:12:52.502272559</dc:date>
    <meta:editing-duration>PT2M19S</meta:editing-duration>
    <meta:editing-cycles>1</meta:editing-cycles>
    <meta:document-statistic meta:table-count="0" meta:image-count="0" meta:object-count="0" meta:page-count="1" meta:paragraph-count="16" meta:word-count="186" meta:character-count="988" meta:non-whitespace-character-count="818"/>
    <meta:generator>LibreOffice/5.1.6.2$Linux_X86_64 LibreOffice_project/10m0$Build-2</meta:generator>
  </office:meta>
</office:document-meta>
</file>